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6823" officeooo:paragraph-rsid="000b6823"/>
    </style:style>
    <style:style style:name="P2" style:family="paragraph" style:parent-style-name="Standard" style:list-style-name="L1">
      <style:text-properties style:text-underline-style="none" officeooo:rsid="000b6823" officeooo:paragraph-rsid="000b6823"/>
    </style:style>
    <style:style style:name="P3" style:family="paragraph" style:parent-style-name="Standard" style:list-style-name="L1">
      <style:text-properties style:text-underline-style="none" officeooo:rsid="000c9df0" officeooo:paragraph-rsid="000c4d1e"/>
    </style:style>
    <style:style style:name="P4" style:family="paragraph" style:parent-style-name="Standard" style:list-style-name="L1">
      <style:text-properties style:text-underline-style="none" officeooo:rsid="000cf3d8" officeooo:paragraph-rsid="000cf3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/>
      <text:list xml:id="list4085161436476200497" text:style-name="L1">
        <text:list-item>
          <text:p text:style-name="P2"><text:a xlink:type="simple" xlink:href="http://www.kimballgroup.com/data-warehouse-business-intelligence-resources/kimball-techniques/dimensional-modeling-techniques/star-schema-olap-cube/">http://www.kimballgroup.com/data-warehouse-business-intelligence-resources/kimball-techniques/dimensional-modeling-techniques/star-schema-olap-cube/</text:a> (para ver que mas se puede agregar a la estructura de la clase y como se relaciona el modelo dimensional con OLAP)</text:p>
        </text:list-item>
        <text:list-item>
          <text:p text:style-name="P2"><text:a xlink:type="simple" xlink:href="http://docs.oracle.com/cd/E11882_01/olap.112/e17123/overview.htm#OLAUG100">http://docs.oracle.com/cd/E11882_01/olap.112/e17123/overview.htm#OLAUG100</text:a> (para ver que mas se puede agregar a la estructura de la clase)</text:p>
        </text:list-item>
        <text:list-item>
          <text:p text:style-name="P3"><text:a xlink:type="simple" xlink:href="http://ecomputernotes.com/database-system/adv-database/online-analytical-processing">http://ecomputernotes.com/database-system/adv-database/online-analytical-processing</text:a> (características OLAP)</text:p>
        </text:list-item>
        <text:list-item>
          <text:p text:style-name="P4">Libro Data Warehousing S. Nagabhushana (reglas de Cod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20:42:24.071139732</meta:creation-date>
    <dc:date>2015-04-14T20:20:52.349092076</dc:date>
    <dc:creator>javier </dc:creator>
    <meta:editing-duration>P0D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5" meta:word-count="53" meta:character-count="571" meta:non-whitespace-character-count="527"/>
  </office:meta>
</office:document-meta>
</file>